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196cm" fo:min-width="25.027cm"/>
    </style:style>
    <style:style style:name="gr2" style:family="graphic" style:parent-style-name="standard">
      <style:graphic-properties draw:textarea-horizontal-align="justify" draw:textarea-vertical-align="middle" draw:auto-grow-height="false" fo:min-height="2.671cm" fo:min-width="4.072cm"/>
    </style:style>
    <style:style style:name="gr3" style:family="graphic" style:parent-style-name="standard">
      <style:graphic-properties draw:textarea-horizontal-align="justify" draw:textarea-vertical-align="middle" draw:auto-grow-height="false" fo:min-height="2.163cm" fo:min-width="5.34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5.215cm"/>
    </style:style>
    <style:style style:name="gr6" style:family="graphic" style:parent-style-name="standard">
      <style:graphic-properties draw:textarea-horizontal-align="justify" draw:textarea-vertical-align="middle" draw:auto-grow-height="false" fo:min-height="8.259cm" fo:min-width="3.43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/>
      <draw:page draw:name="page2" draw:style-name="dp1" draw:master-page-name="Default">
        <draw:custom-shape draw:style-name="gr1" draw:text-style-name="P1" draw:layer="layout" svg:width="25.527cm" svg:height="12.446cm" svg:x="0.238cm" svg:y="4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572cm" svg:height="2.921cm" svg:x="1.508cm" svg:y="5.826cm">
          <text:p text:style-name="P1">41000</text:p>
          <text:p text:style-name="P1">Headless</text:p>
          <text:p text:style-name="P1">port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572cm" svg:height="2.921cm" svg:x="1.508cm" svg:y="11.287cm">
          <text:p text:style-name="P1">42000</text:p>
          <text:p text:style-name="P1">Headless</text:p>
          <text:p text:style-name="P1">port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842cm" svg:height="2.413cm" svg:x="12.049cm" svg:y="8.493cm">
          <text:p text:style-name="P1"/>
          <text:p text:style-name="P1">Zeppelin-M pod</text:p>
          <text:p text:style-name="P1"/>
          <draw:enhanced-geometry svg:viewBox="0 0 21600 21600" draw:type="rectangle" draw:enhanced-path="M 0 0 L 21600 0 21600 21600 0 21600 0 0 Z N"/>
        </draw:custom-shape>
        <draw:connector draw:style-name="gr4" draw:text-style-name="P1" xml:id="id4" draw:id="id4" draw:layer="layout" svg:x1="6.08cm" svg:y1="12.747cm" svg:x2="12.049cm" svg:y2="9.699cm" draw:start-shape="id1" draw:start-glue-point="1" draw:end-shape="id2" draw:end-glue-point="3" svg:d="M6080 12747h2985v-3048h2984" svg:viewBox="0 0 5970 3049">
          <text:p/>
        </draw:connector>
        <draw:connector draw:style-name="gr4" draw:text-style-name="P1" draw:layer="layout" svg:x1="6.08cm" svg:y1="7.286cm" svg:x2="12.049cm" svg:y2="9.699cm" draw:start-shape="id3" draw:end-shape="id2" svg:d="M6080 7286h2985v2413h2984" svg:viewBox="0 0 5970 2414">
          <text:p/>
        </draw:connector>
        <draw:custom-shape draw:style-name="gr5" draw:text-style-name="P1" xml:id="id5" draw:id="id5" draw:layer="layout" svg:width="5.715cm" svg:height="2.286cm" svg:x="12.176cm" svg:y="11.922cm">
          <text:p text:style-name="P1">Zeppelin-W Pod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065cm" svg:y1="11.223cm" svg:x2="15.033cm" svg:y2="11.922cm" draw:start-shape="id4" draw:start-glue-point="0" draw:end-shape="id5" svg:d="M9065 11223h5968v699" svg:viewBox="0 0 5969 700">
          <text:p/>
        </draw:connector>
        <draw:custom-shape draw:style-name="gr6" draw:text-style-name="P1" xml:id="id6" draw:id="id6" draw:layer="layout" svg:width="3.937cm" svg:height="8.509cm" svg:x="19.796cm" svg:y="5.699cm">
          <text:p text:style-name="P1">Spark </text:p>
          <text:p text:style-name="P1">Oshinko</text:p>
          <text:p text:style-name="P1">Clust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891cm" svg:y1="13.065cm" svg:x2="19.796cm" svg:y2="9.953cm" draw:start-shape="id5" draw:end-shape="id6" svg:d="M17891 13065h952v-3112h953" svg:viewBox="0 0 1906 3113">
          <text:p/>
        </draw:connector>
        <draw:connector draw:style-name="gr4" draw:text-style-name="P1" draw:layer="layout" svg:x1="17.891cm" svg:y1="9.699cm" svg:x2="19.796cm" svg:y2="9.953cm" draw:start-shape="id2" draw:end-shape="id6" svg:d="M17891 9699h952v254h953" svg:viewBox="0 0 1906 2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1T21:02:00.319316720</meta:creation-date>
    <dc:date>2018-09-03T00:04:18.308796473</dc:date>
    <meta:editing-duration>PT9M3S</meta:editing-duration>
    <meta:editing-cycles>1</meta:editing-cycles>
    <meta:document-statistic meta:object-count="11"/>
    <meta:generator>LibreOffice/6.0.6.2$Linux_X86_64 LibreOffice_project/00$Build-2</meta:generator>
  </office:meta>
</office:document-meta>
</file>